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2" style:parent-style-name="NoSpacing" style:family="paragraph">
      <style:paragraph-properties fo:text-align="center" fo:margin-top="0.0833in"/>
    </style:style>
    <style:style style:name="T3" style:parent-style-name="DefaultParagraphFont" style:family="text">
      <style:text-properties fo:color="#FFFFFF"/>
    </style:style>
    <style:style style:name="P4" style:parent-style-name="Normal" style:family="paragraph">
      <style:paragraph-properties fo:text-align="center"/>
    </style:style>
    <style:style style:name="P5" style:parent-style-name="NoSpacing" style:family="paragraph">
      <style:paragraph-properties fo:text-align="center" fo:margin-top="0.0833in"/>
    </style:style>
    <style:style style:name="T6" style:parent-style-name="DefaultParagraphFont" style:family="text">
      <style:text-properties fo:text-transform="uppercase" fo:color="#FFFFFF"/>
    </style:style>
    <style:style style:name="T7" style:parent-style-name="DefaultParagraphFont" style:family="text">
      <style:text-properties fo:color="#FFFFFF"/>
    </style:style>
    <style:style style:name="P8" style:parent-style-name="NoSpacing" style:family="paragraph">
      <style:paragraph-properties fo:text-align="center"/>
      <style:text-properties style:font-name="Calibri Light" style:font-name-asian="Calibri Light" style:font-name-complex="Times New Roman" fo:text-transform="uppercase" fo:color="#4472C4" fo:font-size="36pt" style:font-size-asian="36pt" style:font-size-complex="36pt" fo:language="es" fo:country="ES"/>
    </style:style>
    <style:style style:name="P9" style:parent-style-name="Normal" style:family="paragraph">
      <style:paragraph-properties fo:break-before="page"/>
    </style:style>
    <style:style style:name="P10" style:parent-style-name="Normal" style:family="paragraph">
      <style:text-properties fo:language="es" fo:country="ES"/>
    </style:style>
    <style:style style:name="P11" style:parent-style-name="Normal" style:family="paragraph">
      <style:text-properties fo:language="es" fo:country="ES"/>
    </style:style>
    <style:style style:name="P12" style:parent-style-name="Normal" style:family="paragraph">
      <style:text-properties fo:language="es" fo:country="ES"/>
    </style:style>
    <style:style style:name="P13" style:parent-style-name="Normal" style:family="paragraph">
      <style:text-properties fo:language="es" fo:country="ES"/>
    </style:style>
    <style:style style:name="P14" style:parent-style-name="Normal" style:family="paragraph">
      <style:text-properties fo:language="es" fo:country="ES"/>
    </style:style>
    <style:style style:name="P15" style:parent-style-name="Normal" style:family="paragraph">
      <style:text-properties fo:language="es" fo:country="ES"/>
    </style:style>
    <style:style style:name="T16" style:parent-style-name="DefaultParagraphFont" style:family="text">
      <style:text-properties fo:language="es" fo:country="ES"/>
    </style:style>
    <style:style style:name="T17" style:parent-style-name="DefaultParagraphFont" style:family="text">
      <style:text-properties fo:language="es" fo:country="ES"/>
    </style:style>
    <style:style style:name="T18" style:parent-style-name="DefaultParagraphFont" style:family="text">
      <style:text-properties fo:language="es" fo:country="ES"/>
    </style:style>
    <style:style style:name="T19" style:parent-style-name="DefaultParagraphFont" style:family="text">
      <style:text-properties fo:language="es" fo:country="ES"/>
    </style:style>
    <style:style style:name="T20" style:parent-style-name="DefaultParagraphFont" style:family="text">
      <style:text-properties fo:language="es" fo:country="ES"/>
    </style:style>
    <style:style style:name="T21" style:parent-style-name="DefaultParagraphFont" style:family="text">
      <style:text-properties fo:font-weight="bold" style:font-weight-asian="bold" style:text-underline-type="single" style:text-underline-style="solid" style:text-underline-width="auto" style:text-underline-mode="continuous" fo:language="es" fo:country="ES"/>
    </style:style>
    <style:style style:name="T22" style:parent-style-name="DefaultParagraphFont" style:family="text">
      <style:text-properties fo:language="es" fo:country="ES"/>
    </style:style>
    <style:style style:name="T23" style:parent-style-name="DefaultParagraphFont" style:family="text">
      <style:text-properties fo:language="es" fo:country="ES"/>
    </style:style>
    <style:style style:name="T24" style:parent-style-name="DefaultParagraphFont" style:family="text">
      <style:text-properties fo:language="es" fo:country="ES"/>
    </style:style>
    <style:style style:name="P25" style:parent-style-name="Normal" style:family="paragraph">
      <style:text-properties fo:language="es" fo:country="ES"/>
    </style:style>
    <style:style style:name="P26" style:parent-style-name="Normal" style:family="paragraph">
      <style:text-properties fo:language="es" fo:country="ES"/>
    </style:style>
    <style:style style:name="P27" style:parent-style-name="Normal" style:family="paragraph">
      <style:text-properties fo:language="es" fo:country="ES"/>
    </style:style>
    <style:style style:name="P28" style:parent-style-name="ListParagraph" style:family="paragraph">
      <style:text-properties fo:language="es" fo:country="ES"/>
    </style:style>
    <style:style style:name="P29" style:parent-style-name="ListParagraph" style:family="paragraph">
      <style:text-properties fo:language="es" fo:country="ES"/>
    </style:style>
    <style:style style:name="P30" style:parent-style-name="ListParagraph" style:family="paragraph">
      <style:text-properties fo:language="es" fo:country="ES"/>
    </style:style>
    <style:style style:name="P31" style:parent-style-name="Normal" style:family="paragraph">
      <style:text-properties fo:language="es" fo:country="ES"/>
    </style:style>
    <style:style style:name="P32" style:parent-style-name="Normal" style:family="paragraph">
      <style:text-properties fo:language="es" fo:country="ES"/>
    </style:style>
    <style:style style:name="P33" style:parent-style-name="Normal" style:family="paragraph">
      <style:text-properties fo:language="es" fo:country="ES"/>
    </style:style>
    <style:style style:family="graphic" style:name="a0">
      <style:graphic-properties fo:wrap-option="wrap" fo:padding-top="0in" fo:padding-bottom="0in" fo:padding-left="0in" fo:padding-right="0in" draw:textarea-vertical-align="top" draw:textarea-horizontal-align="left" draw:fill="solid" draw:fill-color="#4472c4" draw:opacity="100%" draw:stroke="none" draw:auto-grow-width="false" draw:auto-grow-height="false"/>
      <style:paragraph-properties style:font-independent-line-spacing="false" style:writing-mode="lr-tb"/>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from-left" style:vertical-pos="from-top"/>
    </style:style>
    <style:style style:family="graphic" style:name="a4" style:parent-style-name="Graphics">
      <style:graphic-properties fo:border="0.01042in none" fo:background-color="transparent"/>
    </style:style>
  </office:automatic-styles>
  <office:body>
    <office:text text:use-soft-page-breaks="true">
      <text:p text:style-name="P1"><draw:g draw:z-index="251659264" draw:name="Group 193" draw:id="id3" draw:style-name="a3" text:anchor-type="paragraph"><svg:title/><svg:desc/><draw:custom-shape svg:x="2.02083in" svg:y="0.26042in" svg:width="7.5in" svg:height="1.5in" draw:id="id0" draw:style-name="a0" draw:name="Rectangle 194"><svg:title/><svg:desc/><text:p text:style-name="P2"><text:span text:style-name="T3">José María Martínez Carvajal</text:span></text:p><text:p text:style-name="P4"/><draw:enhanced-geometry draw:type="non-primitive" svg:viewBox="0 0 21600 21600" draw:enhanced-path="M 0 0 L 21600 0 21600 21600 0 21600 Z N"/></draw:custom-shape><draw:custom-shape svg:x="2.15625in" svg:y="3.19636in" svg:width="7.5in" svg:height="5.5in" draw:id="id1" draw:style-name="a1" draw:name="Rectangle 195"><svg:title/><svg:desc/><text:p text:style-name="P5"><text:span text:style-name="T6"><text:s text:c="5"/></text:span><text:span text:style-name="T7">   <text:s text:c="4"/></text:span></text:p><draw:enhanced-geometry draw:type="non-primitive" svg:viewBox="0 0 21600 21600" draw:enhanced-path="M 0 0 L 21600 0 21600 21600 0 21600 Z N"/></draw:custom-shape><draw:frame draw:id="id2" draw:style-name="a2" draw:name="Text Box 196" svg:x="2.03871in" svg:y="1.07292in" svg:width="7.5in" svg:height="2.97761in" style:rel-width="scale" style:rel-height="scale"><draw:text-box><text:p text:style-name="P8">IA Comparativa TADS</text:p></draw:text-box><svg:title/><svg:desc/></draw:frame></draw:g></text:p>
      <text:p text:style-name="P9"/>
      <text:p text:style-name="Normal"><draw:frame draw:style-name="a4" draw:name="Picture 25" text:anchor-type="as-char" svg:x="0in" svg:y="0in" svg:width="9.725in" svg:height="0.79653in" style:rel-width="scale" style:rel-height="scale"><draw:image xlink:href="media/image1.png" xlink:type="simple" xlink:show="embed" xlink:actuate="onLoad"/><svg:title/><svg:desc/></draw:frame></text:p>
      <text:p text:style-name="P10"/>
      <text:p text:style-name="P11">Primero de todo resaltar que las pruebas se han hecho para casos de 10000 elementos, 100 veces la operación<text:s/>en 100 ejecuciones diferentes, en el caso de las operaciones at se han realizado 5 insert previamente y se ha realizado el muestreo sobre 10005.<text:s/></text:p>
      <text:p text:style-name="P12"/>
      <text:p text:style-name="P13">Como se puede aprecia en los datos, el vector es una estructura de datos idónea para una lectura de datos rápida. Pues la memoria del vector es contigua en memoria con lo cual ganamos velocidad gracias a la caché. Cabe notar que el extract at es mucho menos eficiente en el vector, pues la memoria debe reorganizarse para evitar saltos en la memoria. Esto también podría ser un problema al extraer al principio. Sin embargo, para evitar este problema el vector se ha implementado con un head dinámico, de esta forma, aunque se extraigan desde el principio no es necesario realojar la memoria.<text:s/></text:p>
      <text:p text:style-name="P14">Otra cosa a resaltar es la<text:s/>eficiencia en tiempo que gana la lista doblemente enlazada en referencia a la lista normal gracias a la adición del next. Pues el acceso al penúltimo nodo es directo y no es necesario realizar ningún bucle.</text:p>
      <text:p text:style-name="P15"/>
      <text:p text:style-name="Normal"><text:span text:style-name="T16">Pese a que la lista se ve muy beneficiada en las</text:span><text:span text:style-name="T17"><text:s/>extracciones se ve más perjudicada en las inserciones, siempre y cuando no se realicen al final. Esto es debido a que las listas simplemente deben actualizar las direcciones de memoria, next y prev, necesarias para mantener la consistencia de datos. Mient</text:span><text:span text:style-name="T18">ras que el vector debe realojar la memoria. Sin embargo, esto no es así al insertar al final de este, pues en este caso puede añadirse sin afectar al resto de los nodos.<text:s/></text:span><text:span text:style-name="T19">Cabe notar que la implementación de un vector circular probablemente ayudaría a bajar<text:s/></text:span><text:span text:style-name="T20">los tiempos del insert First, pues el header podría actualizarse hacía el final del vector tras varias inserciones seguidas.</text:span><text:span text:style-name="T21"><text:s/></text:span><text:span text:style-name="T22">También cabe destacar que con una distribución más heterogénea de acciones el insertFirst no se vería tan penalizado, pues por ejem</text:span><text:span text:style-name="T23">plo si hubiese extracciones en el principio antes de las nuevas inserciones el header podría actualizarse sin necesidad de tener que realojar los datos. Sin embargo, es evidente que el vector por su propia naturaleza siempre se verá afectado al realizar in</text:span><text:span text:style-name="T24">serciones y extracciones al final.</text:span></text:p>
      <text:p text:style-name="P25"/>
      <text:soft-page-break/>
      <text:p text:style-name="P26">En definitiva, las conclusiones obtenidas con los resultados son.</text:p>
      <text:p text:style-name="P27"/>
      <text:list text:style-name="LFO1" text:continue-numbering="true">
        <text:list-item>
          <text:p text:style-name="P28">La ganancia al incluir el atributo previous a los Memory Nodes de la lista es muy notable, y va siendo más evidente cuando se manejan volúmenes de datos<text:s/>muy grandes, pues cada vez es más costoso llegar hasta el penúltimo elemento.<text:s/></text:p>
        </text:list-item>
        <text:list-item>
          <text:p text:style-name="P29">Los vectores son estructuras de datos idóneas cuando queremos guardar datos que no van a sufrir grandes alteraciones en el transcurso del tiempo, puesto que las lecturas son su<text:s/>punto fuerte. Sin embargo, casos en las que los datos sean alterados por su extremo, sobre todo si es al final de este también salen bien paradas (como pordría ser el caso de un pull o una pila)</text:p>
        </text:list-item>
        <text:list-item>
          <text:p text:style-name="P30">Por último, las listas son estructuras de datos idóneas para<text:s/>cuando nuestro conjunto de datos va a sufrir constantes cambios durante el tiempo de ejecución. Como podría ser por ejemplo un conjunto de números que necesita ir ordenándose cada poco tiempo. O casos en los que los datos al ser usados deben ser extraídos<text:s/>de la estructura. Pues la reorganización de esta es sencilla y rápida mediante los punteros al no necesitar realojar la memoria.</text:p>
        </text:list-item>
      </text:list>
      <text:p text:style-name="P31"/>
      <text:p text:style-name="P32"/>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NoSpacingChar" style:display-name="No Spacing Char" style:family="text" style:parent-style-name="DefaultParagraphFont">
      <style:text-properties style:font-name-asian="Calibri"/>
    </style:style>
    <style:style style:name="Heading1Char" style:display-name="Heading 1 Char" style:family="text" style:parent-style-name="DefaultParagraphFont">
      <style:text-properties style:font-name="Calibri Light" style:font-name-asian="Calibri Light" style:font-name-complex="Times New Roman" fo:color="#2F5496" fo:font-size="16pt" style:font-size-asian="16pt" style:font-size-complex="16pt"/>
    </style:style>
    <style:style style:name="sc161" style:display-name="sc161" style:family="text" style:parent-style-name="DefaultParagraphFont">
      <style:text-properties style:font-name="Courier New" style:font-name-complex="Courier New" fo:color="#8000FF" fo:font-size="10pt" style:font-size-asian="10pt" style:font-size-complex="10pt"/>
    </style:style>
    <style:style style:name="sc0" style:display-name="sc0" style:family="text" style:parent-style-name="DefaultParagraphFont">
      <style:text-properties style:font-name="Courier New" style:font-name-complex="Courier New" fo:color="#000000" fo:font-size="10pt" style:font-size-asian="10pt" style:font-size-complex="10pt"/>
    </style:style>
    <style:style style:name="sc11" style:display-name="sc11" style:family="text" style:parent-style-name="DefaultParagraphFont">
      <style:text-properties style:font-name="Courier New" style:font-name-complex="Courier New" fo:color="#000000" fo:font-size="10pt" style:font-size-asian="10pt" style:font-size-complex="10pt"/>
    </style:style>
    <style:style style:name="sc101" style:display-name="sc101" style:family="text" style:parent-style-name="DefaultParagraphFont">
      <style:text-properties style:font-name="Courier New" style:font-name-complex="Courier New" fo:font-weight="bold" style:font-weight-asian="bold" style:font-weight-complex="bold" fo:color="#000080" fo:font-size="10pt" style:font-size-asian="10pt" style:font-size-complex="10pt"/>
    </style:style>
    <style:style style:name="sc41" style:display-name="sc41" style:family="text" style:parent-style-name="DefaultParagraphFont">
      <style:text-properties style:font-name="Courier New" style:font-name-complex="Courier New" fo:color="#FF8000" fo:font-size="10pt" style:font-size-asian="10pt" style:font-size-complex="10pt"/>
    </style:style>
    <style:style style:name="sc21" style:display-name="sc21" style:family="text" style:parent-style-name="DefaultParagraphFont">
      <style:text-properties style:font-name="Courier New" style:font-name-complex="Courier New" fo:color="#008000" fo:font-size="10pt" style:font-size-asian="10pt" style:font-size-complex="10pt"/>
    </style:style>
    <style:style style:name="sc51" style:display-name="sc51" style:family="text" style:parent-style-name="DefaultParagraphFont">
      <style:text-properties style:font-name="Courier New" style:font-name-complex="Courier New" fo:font-weight="bold" style:font-weight-asian="bold" style:font-weight-complex="bold" fo:color="#0000FF" fo:font-size="10pt" style:font-size-asian="10pt" style:font-size-complex="10pt"/>
    </style:style>
    <style:style style:name="sc61" style:display-name="sc61" style:family="text" style:parent-style-name="DefaultParagraphFont">
      <style:text-properties style:font-name="Courier New" style:font-name-complex="Courier New" fo:color="#808080"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1.1812in" fo:margin-left="0.984in" fo:margin-bottom="1.1812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gramación del videojuego en red</dc:title>
    <dc:description/>
    <dc:subject/>
    <meta:initial-creator>José María Martínez Carvajal</meta:initial-creator>
    <dc:creator>Pepe</dc:creator>
    <meta:creation-date>2018-05-26T23:34:00Z</meta:creation-date>
    <dc:date>2018-05-27T12:06:00Z</dc:date>
    <meta:template xlink:href="Normal" xlink:type="simple"/>
    <meta:editing-cycles>3</meta:editing-cycles>
    <meta:editing-duration>PT60S</meta:editing-duration>
    <meta:document-statistic meta:page-count="3" meta:paragraph-count="6" meta:word-count="495" meta:character-count="3312" meta:row-count="23" meta:non-whitespace-character-count="2823"/>
  </office:meta>
</office:document-meta>
</file>